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Open Sans" svg:font-family="'Open Sans'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9db"/>
    </style:style>
    <style:style style:name="P2" style:family="paragraph" style:parent-style-name="Standard">
      <style:text-properties officeooo:paragraph-rsid="002ce7b7"/>
    </style:style>
    <style:style style:name="P3" style:family="paragraph" style:parent-style-name="Standard">
      <style:text-properties officeooo:paragraph-rsid="002900e2"/>
    </style:style>
    <style:style style:name="P4" style:family="paragraph" style:parent-style-name="Standard">
      <style:text-properties style:use-window-font-color="true" style:font-name="AppleSystemUIFont" fo:font-size="12pt" officeooo:rsid="002179db" officeooo:paragraph-rsid="002179db" style:font-size-asian="12pt"/>
    </style:style>
    <style:style style:name="P5" style:family="paragraph" style:parent-style-name="Standard">
      <style:text-properties officeooo:paragraph-rsid="0027d0b3"/>
    </style:style>
    <style:style style:name="P6" style:family="paragraph" style:parent-style-name="Standard">
      <style:text-properties officeooo:paragraph-rsid="0033909f"/>
    </style:style>
    <style:style style:name="P7" style:family="paragraph" style:parent-style-name="Standard">
      <style:text-properties officeooo:rsid="0033909f" officeooo:paragraph-rsid="0033909f"/>
    </style:style>
    <style:style style:name="P8" style:family="paragraph" style:parent-style-name="Standard">
      <style:text-properties style:use-window-font-color="true" style:font-name="AppleSystemUIFont" fo:font-size="12pt" officeooo:rsid="002ce7b7" officeooo:paragraph-rsid="0027d0b3" style:font-size-asian="12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6.75pt" fo:letter-spacing="normal" fo:font-style="normal" fo:font-weight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inherit" fo:font-size="6.75pt" fo:letter-spacing="normal" fo:font-style="normal" fo:font-weight="normal" loext:padding="0cm" loext:border="none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179db" style:font-size-asian="12pt"/>
    </style:style>
    <style:style style:name="T3" style:family="text">
      <style:text-properties style:use-window-font-color="true" style:font-name="AppleSystemUIFont" fo:font-size="12pt" officeooo:rsid="0027d0b3" style:font-size-asian="12pt"/>
    </style:style>
    <style:style style:name="T4" style:family="text">
      <style:text-properties style:use-window-font-color="true" style:font-name="AppleSystemUIFont" fo:font-size="12pt" officeooo:rsid="002900e2" style:font-size-asian="12pt"/>
    </style:style>
    <style:style style:name="T5" style:family="text">
      <style:text-properties style:use-window-font-color="true" style:font-name="AppleSystemUIFont" fo:font-size="12pt" officeooo:rsid="002aeada" style:font-size-asian="12pt"/>
    </style:style>
    <style:style style:name="T6" style:family="text">
      <style:text-properties style:use-window-font-color="true" style:font-name="AppleSystemUIFont" fo:font-size="12pt" officeooo:rsid="002ce7b7" style:font-size-asian="12pt"/>
    </style:style>
    <style:style style:name="T7" style:family="text">
      <style:text-properties style:use-window-font-color="true" style:font-name="AppleSystemUIFont" fo:font-size="12pt" officeooo:rsid="002edeb0" style:font-size-asian="12pt"/>
    </style:style>
    <style:style style:name="T8" style:family="text">
      <style:text-properties style:use-window-font-color="true" style:font-name="AppleSystemUIFont" fo:font-size="12pt" officeooo:rsid="0031bc2c" style:font-size-asian="12pt"/>
    </style:style>
    <style:style style:name="T9" style:family="text">
      <style:text-properties style:use-window-font-color="true" style:font-name="AppleSystemUIFont" fo:font-size="12pt" officeooo:rsid="0033909f" style:font-size-asian="12pt"/>
    </style:style>
    <style:style style:name="T10" style:family="text">
      <style:text-properties fo:color="#006fe0"/>
    </style:style>
    <style:style style:name="T11" style:family="text">
      <style:text-properties fo:color="#006fe0" style:font-name="inherit"/>
    </style:style>
    <style:style style:name="T12" style:family="text">
      <style:text-properties fo:color="#333333" style:font-name="inherit"/>
    </style:style>
    <style:style style:name="T13" style:family="text">
      <style:text-properties style:font-name="inherit"/>
    </style:style>
    <style:style style:name="T14" style:family="text">
      <style:text-properties fo:color="#ce0000" style:font-name="inheri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kış Diyagramı</text:p>
      <text:p text:style-name="P4">1. Başla</text:p>
      <text:p text:style-name="P3"><text:span text:style-name="T4">2. </text:span><text:span text:style-name="T6">Yaz “ç</text:span><text:span text:style-name="T9">alıştığı saat</text:span><text:span text:style-name="T6">”</text:span></text:p>
      <text:p text:style-name="P1"><text:span text:style-name="T4">3</text:span><text:span text:style-name="T2">. </text:span><text:span text:style-name="T6">oku </text:span><text:span text:style-name="T9">calıstıgıSaat</text:span></text:p>
      <text:p text:style-name="P2"><text:span text:style-name="T4">4</text:span><text:span text:style-name="T2">. </text:span><text:span text:style-name="T9">yaz “saat ücreti”</text:span></text:p>
      <text:p text:style-name="P2"><text:span text:style-name="T4">5</text:span><text:span text:style-name="T2">.</text:span><text:span text:style-name="T7"> </text:span><text:span text:style-name="T9">oku ucret</text:span></text:p>
      <text:p text:style-name="P1"><text:span text:style-name="T4">6</text:span><text:span text:style-name="T2">. </text:span><text:span text:style-name="T9">eger calıstıgıSaat&lt;40</text:span></text:p>
      <text:p text:style-name="P6"><text:span text:style-name="T5">7</text:span><text:span text:style-name="T3">. </text:span><text:span text:style-name="T9"><text:s/>maas = calıstıgıSaat* ucret</text:span></text:p>
      <text:p text:style-name="P7"><text:span text:style-name="T1">8. yaz “maaş”</text:span></text:p>
      <text:p text:style-name="P7"><text:span text:style-name="T1">9. değilse eğer saat&gt;=40</text:span></text:p>
      <text:p text:style-name="P7"><text:span text:style-name="T1">10. <text:s/>maas = <text:s/>calıstıgıSaat*2*ucret</text:span></text:p>
      <text:p text:style-name="P7"><text:span text:style-name="T1">11. yaz “maas”</text:span></text:p>
      <text:p text:style-name="P7"><text:span text:style-name="T8">1</text:span><text:span text:style-name="T1">2. bitir</text:span></text:p>
      <text:p text:style-name="P8"><text:span text:style-name="T1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Open Sans" svg:font-family="'Open Sans'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1T00:26:21.010923507</dc:date>
    <meta:editing-duration>PT12H30M22S</meta:editing-duration>
    <meta:editing-cycles>13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13" meta:word-count="42" meta:character-count="246" meta:non-whitespace-character-count="214"/>
  </office:meta>
</office:document-meta>
</file>